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4c15" officeooo:paragraph-rsid="00134c15"/>
    </style:style>
    <style:style style:name="P2" style:family="paragraph" style:parent-style-name="Standard">
      <style:text-properties officeooo:rsid="00153c75" officeooo:paragraph-rsid="00153c75"/>
    </style:style>
    <style:style style:name="P3" style:family="paragraph" style:parent-style-name="Standard" style:list-style-name="L1">
      <style:text-properties officeooo:rsid="00153c75" officeooo:paragraph-rsid="00153c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beth topics</text:p>
      <text:p text:style-name="P1">Either:</text:p>
      <text:p text:style-name="P1">Macbeth as the tragic hero</text:p>
      <text:p text:style-name="P1">or</text:p>
      <text:p text:style-name="P1">Macbeth vs Caesar things in the play and stuff</text:p>
      <text:p text:style-name="P1"/>
      <text:p text:style-name="P1"/>
      <text:p text:style-name="P1"/>
      <text:p text:style-name="P1">Current: Macbeth as the tragic hero</text:p>
      <text:p text:style-name="P1"><text:line-break/></text:p>
      <text:p text:style-name="P1">3 pages, really?</text:p>
      <text:p text:style-name="P1"/>
      <text:p text:style-name="P2">Tragic hero general timeline:</text:p>
      <text:list xml:id="list2104285626189896472" text:style-name="L1">
        <text:list-item>
          <text:p text:style-name="P3">Noble person, mainly from birth</text:p>
        </text:list-item>
        <text:list-item>
          <text:p text:style-name="P3">Fated by god/gods to dom or great suffering</text:p>
        </text:list-item>
        <text:list-item>
          <text:p text:style-name="P3">Reveals true face of hero</text:p>
        </text:list-item>
        <text:list-item>
          <text:p text:style-name="P3">Downfall of hero</text:p>
        </text:list-item>
        <text:list-item>
          <text:p text:style-name="P3">Hero realizes faults (kinda optional), catharsis</text:p>
        </text:list-item>
      </text:list>
      <text:p text:style-name="P2"/>
      <text:p text:style-name="P2">Macbeth: </text:p>
      <text:p text:style-name="P2">Noble birth</text:p>
      <text:p text:style-name="P2">Fated by witches</text:p>
      <text:p text:style-name="P2">Downfall</text:p>
      <text:p text:style-name="P2">Noble virtue @ begenning</text:p>
      <text:p text:style-name="P2"/>
      <text:p text:style-name="P2">Aristotle: Neither saint nor villan</text:p>
      <text:p text:style-name="P2">Must have virtues, must have tragic flaw, must have hubris</text:p>
      <text:p text:style-name="P2">Macbeth has virtue in battle, tragic flaw (using other’s judgement instead of his own), has hubris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21:21:59.870401999</meta:creation-date>
    <dc:date>2016-02-25T21:45:50.383874441</dc:date>
    <meta:editing-duration>PT3M30S</meta:editing-duration>
    <meta:editing-cycles>1</meta:editing-cycles>
    <meta:generator>LibreOffice/5.1.0.3$Linux_X86_64 LibreOffice_project/10m0$Build-3</meta:generator>
    <meta:document-statistic meta:table-count="0" meta:image-count="0" meta:object-count="0" meta:page-count="1" meta:paragraph-count="22" meta:word-count="105" meta:character-count="608" meta:non-whitespace-character-count="527"/>
  </office:meta>
</office:document-meta>
</file>